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0"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4];[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4];[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6];[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8];[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9];[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1];[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3];[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4];[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5];[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6];[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8];[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2];[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3];[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3];[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44];[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5];[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6];[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8" office:value-type="float" office:value="26.55833888888889">
            <text:p>26.5583389</text:p>
          </table:table-cell>
          <table:table-cell table:style-name="ce28" office:value-type="float" office:value="47.17212222222222">
            <text:p>47.1721222</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8" office:value-type="float" office:value="23.3108">
            <text:p>23.3108000</text:p>
          </table:table-cell>
          <table:table-cell table:style-name="ce28" office:value-type="float" office:value="39.84889166666667">
            <text:p>39.8488917</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0];[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1];[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2];[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3];[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4];[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5];[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6];[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7];[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8];[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9"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9];[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0];[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1];[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2];[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5];[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9];[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3];[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4];[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5];[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table-cell table:style-name="ce25" office:value-type="float" office:value="39.184053">
            <text:p>39.1840530</text:p>
          </table:table-cell>
          <table:table-cell table:style-name="ce30" office:value-type="float" office:value="21.484558">
            <text:p>21.4845580</text:p>
          </table:table-cell>
          <table:table-cell table:style-name="ce24" table:formula="oooc:=VLOOKUP([.F186];[Styles.A$1:.C$400];2)" office:value-type="string">
            <text:p>Tower building, skyscraper</text:p>
          </table:table-cell>
          <table:table-cell table:style-name="ce24" office:value-type="float" office:value="714">
            <text:p>714</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6.5583389</text:p>
          </table:table-cell>
          <table:table-cell table:style-name="ce28"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